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729fcf" draw:opacity="50%" draw:textarea-horizontal-align="justify" draw:textarea-vertical-align="middle" draw:auto-grow-height="false" fo:min-height="6.657cm" fo:min-width="5.95cm" draw:shadow-opacity="50%"/>
    </style:style>
    <style:style style:name="gr2" style:family="graphic" style:parent-style-name="standard">
      <style:graphic-properties draw:fill="solid" draw:fill-color="#729fcf" draw:opacity="50%" draw:textarea-horizontal-align="justify" draw:textarea-vertical-align="middle" draw:auto-grow-height="false" fo:min-height="6.657cm" fo:min-width="5.951cm" draw:shadow-opacity="50%"/>
    </style:style>
    <style:style style:name="gr3" style:family="graphic" style:parent-style-name="standard">
      <style:graphic-properties draw:stroke="none" svg:stroke-color="#000000" draw:fill="none" draw:fill-color="#ffffff" fo:min-height="1.21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2.364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1.759cm"/>
      <style:paragraph-properties style:writing-mode="lr-tb"/>
    </style:style>
    <style:style style:name="P1" style:family="paragraph">
      <loext:graphic-properties draw:fill="solid" draw:fill-color="#729fcf" draw:opacity="50%"/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12cm" svg:height="9.767cm" svg:x="2.524cm" svg:y="1.2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9.12cm" svg:height="9.767cm" svg:x="6.993cm" svg:y="3.7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9.121cm" svg:height="9.767cm" svg:x="2.706cm" svg:y="6.2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3.101cm" svg:height="1.465cm" svg:x="7.449cm" svg:y="7.993cm">
          <draw:text-box>
            <text:p text:style-name="P2"><text:span text:style-name="T1">COMPANY</text:span></text:p>
          </draw:text-box>
        </draw:frame>
        <draw:frame draw:style-name="gr4" draw:text-style-name="P3" draw:layer="layout" svg:width="4.191cm" svg:height="2.614cm" svg:x="11.795cm" svg:y="7.895cm">
          <draw:text-box>
            <text:p text:style-name="P2"><text:span text:style-name="T1">INTERESTS OF EMPLOYEES</text:span></text:p>
          </draw:text-box>
        </draw:frame>
        <draw:frame draw:style-name="gr4" draw:text-style-name="P3" draw:layer="layout" svg:width="4.743cm" svg:height="2.614cm" svg:x="3.527cm" svg:y="3.5cm">
          <draw:text-box>
            <text:p text:style-name="P2"><text:span text:style-name="T1">INTERESTS OF OWNERS AND SHAREHOLDERS</text:span></text:p>
          </draw:text-box>
        </draw:frame>
        <draw:frame draw:style-name="gr5" draw:text-style-name="P3" draw:layer="layout" svg:width="4.195cm" svg:height="2.009cm" svg:x="4.166cm" svg:y="12.388cm">
          <draw:text-box>
            <text:p text:style-name="P2"><text:span text:style-name="T1">INTERESTS OF CLIENTS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7.78cm" fo:page-height="17.7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1-20T20:06:03.950604425</meta:creation-date>
    <dc:date>2024-11-20T21:28:31.011487568</dc:date>
    <meta:editing-duration>PT12M59S</meta:editing-duration>
    <meta:editing-cycles>2</meta:editing-cycles>
    <meta:generator>LibreOffice/6.4.7.2$Linux_X86_64 LibreOffice_project/40$Build-2</meta:generator>
    <meta:document-statistic meta:object-count="7"/>
  </office:meta>
</office:document-meta>
</file>